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51cm" table:align="left"/>
    </style:style>
    <style:style style:name="Table1.A" style:family="table-column">
      <style:table-column-properties style:column-width="16.51cm"/>
    </style:style>
    <style:style style:name="Table1.A1" style:family="table-cell">
      <style:table-cell-properties fo:background-color="#ffb66c" fo:padding="0.097cm" fo:border-left="3.05pt solid #000000" fo:border-right="3.05pt solid #000000" fo:border-top="3.05pt solid #000000" fo:border-bottom="2.3pt solid #000000">
        <style:background-image/>
      </style:table-cell-properties>
    </style:style>
    <style:style style:name="Table1.A2" style:family="table-cell">
      <style:table-cell-properties fo:background-color="#dedce6" fo:padding="0.097cm" fo:border-left="3.05pt solid #000000" fo:border-right="3.05pt solid #000000" fo:border-top="none" fo:border-bottom="0.05pt solid #000000">
        <style:background-image/>
      </style:table-cell-properties>
    </style:style>
    <style:style style:name="Table1.A5" style:family="table-cell">
      <style:table-cell-properties fo:background-color="#dedce6" fo:padding="0.097cm" fo:border-left="3.05pt solid #000000" fo:border-right="3.05pt solid #000000" fo:border-top="none" fo:border-bottom="3.05pt solid #000000">
        <style:background-image/>
      </style:table-cell-properties>
    </style:style>
    <style:style style:name="Table2" style:family="table">
      <style:table-properties style:width="16.51cm" table:align="left"/>
    </style:style>
    <style:style style:name="Table2.A" style:family="table-column">
      <style:table-column-properties style:column-width="16.51cm"/>
    </style:style>
    <style:style style:name="Table2.A1" style:family="table-cell">
      <style:table-cell-properties fo:background-color="#dedce6" fo:padding="0.097cm" fo:border-left="3.05pt solid #000000" fo:border-right="3.05pt solid #000000" fo:border-top="3.05pt solid #000000" fo:border-bottom="0.8pt solid #000000">
        <style:background-image/>
      </style:table-cell-properties>
    </style:style>
    <style:style style:name="Table2.A2" style:family="table-cell">
      <style:table-cell-properties fo:background-color="#dedce6" fo:padding="0.097cm" fo:border-left="3.05pt solid #000000" fo:border-right="3.05pt solid #000000" fo:border-top="none" fo:border-bottom="3.05pt solid #000000">
        <style:background-image/>
      </style:table-cell-properties>
    </style:style>
    <style:style style:name="Table3" style:family="table">
      <style:table-properties style:width="14.797cm" table:align="left"/>
    </style:style>
    <style:style style:name="Table3.A" style:family="table-column">
      <style:table-column-properties style:column-width="7.398cm"/>
    </style:style>
    <style:style style:name="Table3.B" style:family="table-column">
      <style:table-column-properties style:column-width="7.4cm"/>
    </style:style>
    <style:style style:name="Table3.A1" style:family="table-cell">
      <style:table-cell-properties fo:background-color="#dedce6" fo:padding="0.097cm" fo:border-left="3.05pt solid #000000" fo:border-right="none" fo:border-top="3.05pt solid #000000" fo:border-bottom="0.8pt solid #000000">
        <style:background-image/>
      </style:table-cell-properties>
    </style:style>
    <style:style style:name="Table3.B1" style:family="table-cell">
      <style:table-cell-properties fo:background-color="#dedce6" fo:padding="0.097cm" fo:border-left="3.05pt solid #000000" fo:border-right="3.05pt solid #000000" fo:border-top="3.05pt solid #000000" fo:border-bottom="0.8pt solid #000000">
        <style:background-image/>
      </style:table-cell-properties>
    </style:style>
    <style:style style:name="Table3.A2" style:family="table-cell">
      <style:table-cell-properties fo:background-color="#dedce6" fo:padding="0.097cm" fo:border-left="3.05pt solid #000000" fo:border-right="none" fo:border-top="none" fo:border-bottom="3.05pt solid #000000">
        <style:background-image/>
      </style:table-cell-properties>
    </style:style>
    <style:style style:name="Table3.B2" style:family="table-cell">
      <style:table-cell-properties fo:background-color="#dedce6" fo:padding="0.097cm" fo:border-left="3.05pt solid #000000" fo:border-right="3.05pt solid #000000" fo:border-top="none" fo:border-bottom="3.05pt solid #000000">
        <style:background-image/>
      </style:table-cell-properties>
    </style:style>
    <style:style style:name="Table4" style:family="table">
      <style:table-properties style:width="16.598cm" table:align="left"/>
    </style:style>
    <style:style style:name="Table4.A" style:family="table-column">
      <style:table-column-properties style:column-width="16.598cm"/>
    </style:style>
    <style:style style:name="Table4.A1" style:family="table-cell">
      <style:table-cell-properties fo:background-color="#ffb66c" fo:padding="0.097cm" fo:border-left="3.05pt solid #000000" fo:border-right="3.05pt solid #000000" fo:border-top="3.05pt solid #000000" fo:border-bottom="2.3pt solid #000000">
        <style:background-image/>
      </style:table-cell-properties>
    </style:style>
    <style:style style:name="Table4.A2" style:family="table-cell">
      <style:table-cell-properties fo:background-color="#dedce6" fo:padding="0.097cm" fo:border-left="3.05pt solid #000000" fo:border-right="3.05pt solid #000000" fo:border-top="none" fo:border-bottom="0.05pt solid #000000">
        <style:background-image/>
      </style:table-cell-properties>
    </style:style>
    <style:style style:name="Table4.A5" style:family="table-cell">
      <style:table-cell-properties fo:background-color="#dedce6" fo:padding="0.097cm" fo:border-left="3.05pt solid #000000" fo:border-right="3.05pt solid #000000" fo:border-top="none" fo:border-bottom="3.05pt solid #000000">
        <style:background-image/>
      </style:table-cell-properties>
    </style:style>
    <style:style style:name="Table5" style:family="table">
      <style:table-properties style:width="16.51cm" table:align="left"/>
    </style:style>
    <style:style style:name="Table5.A" style:family="table-column">
      <style:table-column-properties style:column-width="16.51cm"/>
    </style:style>
    <style:style style:name="Table5.A1" style:family="table-cell">
      <style:table-cell-properties fo:background-color="#5983b0" fo:padding="0.097cm" fo:border-left="3.05pt solid #000000" fo:border-right="3.05pt solid #000000" fo:border-top="3.05pt solid #000000" fo:border-bottom="2.3pt solid #000000">
        <style:background-image/>
      </style:table-cell-properties>
    </style:style>
    <style:style style:name="Table5.A2" style:family="table-cell">
      <style:table-cell-properties fo:background-color="#dedce6" fo:padding="0.097cm" fo:border-left="3.05pt solid #000000" fo:border-right="3.05pt solid #000000" fo:border-top="none" fo:border-bottom="0.05pt solid #000000">
        <style:background-image/>
      </style:table-cell-properties>
    </style:style>
    <style:style style:name="Table5.A5" style:family="table-cell">
      <style:table-cell-properties fo:background-color="#dedce6" fo:padding="0.097cm" fo:border-left="3.05pt solid #000000" fo:border-right="3.05pt solid #000000" fo:border-top="none" fo:border-bottom="3.05pt solid #000000">
        <style:background-image/>
      </style:table-cell-properties>
    </style:style>
    <style:style style:name="Table6" style:family="table">
      <style:table-properties style:width="16.51cm" table:align="left"/>
    </style:style>
    <style:style style:name="Table6.A" style:family="table-column">
      <style:table-column-properties style:column-width="16.51cm"/>
    </style:style>
    <style:style style:name="Table6.A1" style:family="table-cell">
      <style:table-cell-properties fo:background-color="#ff3838" fo:padding="0.097cm" fo:border-left="3.05pt solid #000000" fo:border-right="3.05pt solid #000000" fo:border-top="3.05pt solid #000000" fo:border-bottom="2.3pt solid #000000">
        <style:background-image/>
      </style:table-cell-properties>
    </style:style>
    <style:style style:name="Table6.A2" style:family="table-cell">
      <style:table-cell-properties fo:background-color="#dedce6" fo:padding="0.097cm" fo:border-left="3.05pt solid #000000" fo:border-right="3.05pt solid #000000" fo:border-top="none" fo:border-bottom="0.05pt solid #000000">
        <style:background-image/>
      </style:table-cell-properties>
    </style:style>
    <style:style style:name="Table6.A5" style:family="table-cell">
      <style:table-cell-properties fo:background-color="#dedce6" fo:padding="0.097cm" fo:border-left="3.05pt solid #000000" fo:border-right="3.05pt solid #000000" fo:border-top="none" fo:border-bottom="3.05pt solid #000000">
        <style:background-image/>
      </style:table-cell-properties>
    </style:style>
    <style:style style:name="P1" style:family="paragraph" style:parent-style-name="Title">
      <style:paragraph-properties fo:text-align="start" style:justify-single-word="false"/>
      <style:text-properties style:font-name="Calibri" fo:font-size="18pt" fo:font-weight="normal" officeooo:rsid="00531905" officeooo:paragraph-rsid="00531905" style:font-name-asian="Noto Sans CJK SC" style:font-size-asian="18pt" style:font-weight-asian="normal" style:font-name-complex="Lohit Devanagari" style:font-size-complex="18pt" style:font-weight-complex="normal"/>
    </style:style>
    <style:style style:name="P2" style:family="paragraph" style:parent-style-name="Standard">
      <style:text-properties officeooo:paragraph-rsid="00566363"/>
    </style:style>
    <style:style style:name="P3" style:family="paragraph" style:parent-style-name="Standard">
      <style:text-properties officeooo:paragraph-rsid="005a08c8"/>
    </style:style>
    <style:style style:name="P4" style:family="paragraph" style:parent-style-name="Standard">
      <style:text-properties officeooo:paragraph-rsid="0062f097"/>
    </style:style>
    <style:style style:name="P5" style:family="paragraph" style:parent-style-name="Standard">
      <style:text-properties officeooo:paragraph-rsid="006a18f0"/>
    </style:style>
    <style:style style:name="P6" style:family="paragraph" style:parent-style-name="Standard">
      <style:text-properties officeooo:paragraph-rsid="006bcc40"/>
    </style:style>
    <style:style style:name="P7" style:family="paragraph" style:parent-style-name="Table_20_Contents">
      <style:paragraph-properties fo:text-align="center" style:justify-single-word="false"/>
      <style:text-properties style:font-name="Carlito" fo:font-size="18pt" fo:font-weight="bold" officeooo:rsid="00531905" officeooo:paragraph-rsid="00566363" style:font-name-asian="AR PL Mingti2L Big5" style:font-size-asian="18pt" style:font-weight-asian="bold" style:font-name-complex="AR PL Mingti2L Big5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rlito" fo:font-size="18pt" fo:font-weight="bold" officeooo:rsid="00531905" officeooo:paragraph-rsid="005d1981" style:font-name-asian="AR PL Mingti2L Big5" style:font-size-asian="18pt" style:font-weight-asian="bold" style:font-name-complex="AR PL Mingti2L Big5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rlito" fo:font-size="18pt" fo:font-weight="bold" officeooo:rsid="00531905" officeooo:paragraph-rsid="00531905" style:font-name-asian="AR PL Mingti2L Big5" style:font-size-asian="18pt" style:font-weight-asian="bold" style:font-name-complex="AR PL Mingti2L Big5" style:font-size-complex="1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rlito" fo:font-size="18pt" fo:font-weight="bold" officeooo:rsid="00531905" officeooo:paragraph-rsid="0062f097" style:font-name-asian="AR PL Mingti2L Big5" style:font-size-asian="18pt" style:font-weight-asian="bold" style:font-name-complex="AR PL Mingti2L Big5" style:font-size-complex="1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rlito" fo:font-size="18pt" fo:font-weight="bold" officeooo:rsid="00531905" officeooo:paragraph-rsid="006a18f0" style:font-name-asian="AR PL Mingti2L Big5" style:font-size-asian="18pt" style:font-weight-asian="bold" style:font-name-complex="AR PL Mingti2L Big5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rlito" fo:font-size="18pt" fo:font-weight="bold" officeooo:rsid="00531905" officeooo:paragraph-rsid="006bcc40" style:font-name-asian="AR PL Mingti2L Big5" style:font-size-asian="18pt" style:font-weight-asian="bold" style:font-name-complex="AR PL Mingti2L Big5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8pt" fo:font-weight="bold" officeooo:rsid="00531905" officeooo:paragraph-rsid="00531905" style:font-name-asian="Noto Sans CJK SC" style:font-size-asian="18pt" style:font-weight-asian="bold" style:font-name-complex="Lohit Devanagari" style:font-size-complex="1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8pt" fo:font-weight="bold" officeooo:rsid="00531905" officeooo:paragraph-rsid="0062f097" style:font-name-asian="Noto Sans CJK SC" style:font-size-asian="18pt" style:font-weight-asian="bold" style:font-name-complex="Lohit Devanagari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8pt" fo:font-weight="bold" officeooo:rsid="00531905" officeooo:paragraph-rsid="006a18f0" style:font-name-asian="Noto Sans CJK SC" style:font-size-asian="18pt" style:font-weight-asian="bold" style:font-name-complex="Lohit Devanagari" style:font-size-complex="1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8pt" fo:font-weight="bold" officeooo:rsid="00531905" officeooo:paragraph-rsid="006bcc40" style:font-name-asian="Noto Sans CJK SC" style:font-size-asian="18pt" style:font-weight-asian="bold" style:font-name-complex="Lohit Devanagari" style:font-size-complex="1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8pt" fo:font-weight="bold" officeooo:rsid="0064dd86" officeooo:paragraph-rsid="0064dd86" style:font-name-asian="Noto Sans CJK SC" style:font-size-asian="18pt" style:font-weight-asian="bold" style:font-name-complex="Lohit Devanagari" style:font-size-complex="1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8pt" fo:font-weight="bold" officeooo:rsid="0064dd86" officeooo:paragraph-rsid="006a18f0" style:font-name-asian="Noto Sans CJK SC" style:font-size-asian="18pt" style:font-weight-asian="bold" style:font-name-complex="Lohit Devanagari" style:font-size-complex="1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8pt" fo:font-weight="bold" officeooo:rsid="0064dd86" officeooo:paragraph-rsid="006bcc40" style:font-name-asian="Noto Sans CJK SC" style:font-size-asian="18pt" style:font-weight-asian="bold" style:font-name-complex="Lohit Devanagari" style:font-size-complex="1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8pt" fo:font-weight="bold" officeooo:rsid="0065356a" officeooo:paragraph-rsid="0065356a" style:font-name-asian="Noto Sans CJK SC" style:font-size-asian="18pt" style:font-weight-asian="bold" style:font-name-complex="Lohit Devanagari" style:font-size-complex="18pt" style:font-weight-complex="bold"/>
    </style:style>
    <style:style style:name="P21" style:family="paragraph" style:parent-style-name="Text_20_body">
      <style:text-properties officeooo:paragraph-rsid="005a08c8"/>
    </style:style>
    <style:style style:name="P22" style:family="paragraph" style:parent-style-name="Text_20_body">
      <style:text-properties officeooo:paragraph-rsid="0062f097"/>
    </style:style>
    <style:style style:name="P23" style:family="paragraph" style:parent-style-name="Text_20_body">
      <style:paragraph-properties fo:break-before="page"/>
      <style:text-properties officeooo:paragraph-rsid="0062f097"/>
    </style:style>
    <style:style style:name="P24" style:family="paragraph" style:parent-style-name="Title">
      <style:paragraph-properties fo:text-align="start" style:justify-single-word="false"/>
      <style:text-properties style:font-name="Calibri" fo:font-size="18pt" fo:font-weight="normal" officeooo:rsid="00531905" officeooo:paragraph-rsid="005d1981" style:font-name-asian="Noto Sans CJK SC" style:font-size-asian="18pt" style:font-weight-asian="normal" style:font-name-complex="Lohit Devanagari" style:font-size-complex="18pt" style:font-weight-complex="normal"/>
    </style:style>
    <style:style style:name="P25" style:family="paragraph" style:parent-style-name="Title">
      <style:paragraph-properties fo:text-align="start" style:justify-single-word="false"/>
      <style:text-properties style:font-name="Calibri" fo:font-size="18pt" fo:font-weight="normal" officeooo:rsid="00531905" officeooo:paragraph-rsid="0062f097" style:font-name-asian="Noto Sans CJK SC" style:font-size-asian="18pt" style:font-weight-asian="normal" style:font-name-complex="Lohit Devanagari" style:font-size-complex="18pt" style:font-weight-complex="normal"/>
    </style:style>
    <style:style style:name="P26" style:family="paragraph" style:parent-style-name="Title">
      <style:paragraph-properties fo:text-align="start" style:justify-single-word="false"/>
      <style:text-properties style:font-name="Calibri" fo:font-size="18pt" fo:font-weight="normal" officeooo:rsid="00531905" officeooo:paragraph-rsid="006869e8" style:font-name-asian="Noto Sans CJK SC" style:font-size-asian="18pt" style:font-weight-asian="normal" style:font-name-complex="Lohit Devanagari" style:font-size-complex="18pt" style:font-weight-complex="normal"/>
    </style:style>
    <style:style style:name="P27" style:family="paragraph" style:parent-style-name="Title">
      <style:paragraph-properties fo:text-align="start" style:justify-single-word="false"/>
      <style:text-properties style:font-name="Calibri" fo:font-size="18pt" fo:font-weight="normal" officeooo:rsid="00531905" officeooo:paragraph-rsid="006a18f0" style:font-name-asian="Noto Sans CJK SC" style:font-size-asian="18pt" style:font-weight-asian="normal" style:font-name-complex="Lohit Devanagari" style:font-size-complex="18pt" style:font-weight-complex="normal"/>
    </style:style>
    <style:style style:name="P28" style:family="paragraph" style:parent-style-name="Title">
      <style:paragraph-properties fo:text-align="start" style:justify-single-word="false"/>
      <style:text-properties style:font-name="Calibri" fo:font-size="18pt" fo:font-weight="normal" officeooo:rsid="00531905" officeooo:paragraph-rsid="006bcc40" style:font-name-asian="Noto Sans CJK SC" style:font-size-asian="18pt" style:font-weight-asian="normal" style:font-name-complex="Lohit Devanagari" style:font-size-complex="18pt" style:font-weight-complex="normal"/>
    </style:style>
    <style:style style:name="P29" style:family="paragraph" style:parent-style-name="Title">
      <style:paragraph-properties fo:text-align="start" style:justify-single-word="false"/>
      <style:text-properties style:font-name="Calibri" fo:font-size="18pt" fo:font-weight="normal" officeooo:rsid="00531905" officeooo:paragraph-rsid="006e8d62" style:font-name-asian="Noto Sans CJK SC" style:font-size-asian="18pt" style:font-weight-asian="normal" style:font-name-complex="Lohit Devanagari" style:font-size-complex="18pt" style:font-weight-complex="normal"/>
    </style:style>
    <style:style style:name="P30" style:family="paragraph" style:parent-style-name="Title">
      <style:paragraph-properties fo:text-align="start" style:justify-single-word="false"/>
      <style:text-properties style:font-name="Calibri" fo:font-size="18pt" fo:font-weight="normal" officeooo:rsid="00531905" officeooo:paragraph-rsid="007086e9" style:font-name-asian="Noto Sans CJK SC" style:font-size-asian="18pt" style:font-weight-asian="normal" style:font-name-complex="Lohit Devanagari" style:font-size-complex="18pt" style:font-weight-complex="normal"/>
    </style:style>
    <style:style style:name="P31" style:family="paragraph" style:parent-style-name="Title">
      <style:paragraph-properties fo:text-align="start" style:justify-single-word="false"/>
      <style:text-properties style:font-name="Calibri" fo:font-size="18pt" fo:font-weight="normal" officeooo:rsid="00531905" officeooo:paragraph-rsid="0072cd4f" style:font-name-asian="Noto Sans CJK SC" style:font-size-asian="18pt" style:font-weight-asian="normal" style:font-name-complex="Lohit Devanagari" style:font-size-complex="18pt" style:font-weight-complex="normal"/>
    </style:style>
    <style:style style:name="T1" style:family="text">
      <style:text-properties style:font-name="AR PL Mingti2L Big5" style:font-name-asian="AR PL Mingti2L Big5" style:font-name-complex="AR PL Mingti2L Big5"/>
    </style:style>
    <style:style style:name="T2" style:family="text">
      <style:text-properties style:font-name="AR PL Mingti2L Big5" officeooo:rsid="006d828d" style:font-name-asian="AR PL Mingti2L Big5" style:font-name-complex="AR PL Mingti2L Big5"/>
    </style:style>
    <style:style style:name="T3" style:family="text">
      <style:text-properties style:font-name="AR PL Mingti2L Big5" officeooo:rsid="006e8d62" style:font-name-asian="AR PL Mingti2L Big5" style:font-name-complex="AR PL Mingti2L Big5"/>
    </style:style>
    <style:style style:name="T4" style:family="text">
      <style:text-properties style:font-name="Carlito" style:font-name-asian="AR PL Mingti2L Big5" style:font-name-complex="AR PL Mingti2L Big5"/>
    </style:style>
    <style:style style:name="T5" style:family="text">
      <style:text-properties style:font-name="Carlito" officeooo:rsid="0067616a" style:font-name-asian="AR PL Mingti2L Big5" style:font-name-complex="AR PL Mingti2L Big5"/>
    </style:style>
    <style:style style:name="T6" style:family="text">
      <style:text-properties style:font-name="Carlito" officeooo:rsid="006d828d" style:font-name-asian="AR PL Mingti2L Big5" style:font-name-complex="AR PL Mingti2L Big5"/>
    </style:style>
    <style:style style:name="T7" style:family="text">
      <style:text-properties style:font-name="Carlito" officeooo:rsid="006e8d62" style:font-name-asian="AR PL Mingti2L Big5" style:font-name-complex="AR PL Mingti2L Big5"/>
    </style:style>
    <style:style style:name="T8" style:family="text">
      <style:text-properties style:font-name="Carlito" officeooo:rsid="007086e9" style:font-name-asian="AR PL Mingti2L Big5" style:font-name-complex="AR PL Mingti2L Big5"/>
    </style:style>
    <style:style style:name="T9" style:family="text">
      <style:text-properties style:font-name="Carlito" officeooo:rsid="0072cd4f" style:font-name-asian="AR PL Mingti2L Big5" style:font-name-complex="AR PL Mingti2L Big5"/>
    </style:style>
    <style:style style:name="T10" style:family="text">
      <style:text-properties officeooo:rsid="00566363"/>
    </style:style>
    <style:style style:name="T11" style:family="text">
      <style:text-properties officeooo:rsid="005a08c8"/>
    </style:style>
    <style:style style:name="T12" style:family="text">
      <style:text-properties officeooo:rsid="005b6dc8"/>
    </style:style>
    <style:style style:name="T13" style:family="text">
      <style:text-properties officeooo:rsid="00713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612728000288">
          <table:table-cell table:style-name="Table1.A1" office:value-type="string">
            <text:p text:style-name="P17">Chapitre : </text:p>
          </table:table-cell>
        </table:table-row>
        <table:table-row table:style-name="TableLine94612728000288">
          <table:table-cell table:style-name="Table1.A2" office:value-type="string">
            <text:p text:style-name="P13">Découvrir :</text:p>
            <text:p text:style-name="P1"><text:span text:style-name="T1">□ </text:span><text:span text:style-name="T4">Activité 1 :</text:span></text:p>
            <text:p text:style-name="P1"><text:span text:style-name="T1">□ </text:span><text:span text:style-name="T4">Activité 2 :</text:span></text:p>
          </table:table-cell>
        </table:table-row>
        <table:table-row table:style-name="TableLine94612729283584">
          <table:table-cell table:style-name="Table1.A2" office:value-type="string">
            <text:p text:style-name="P9">Comprendre et mémoriser :</text:p>
            <text:p text:style-name="P26"><text:span text:style-name="T1">□ </text:span><text:span text:style-name="T4">Recopier le </text:span><text:span text:style-name="T5">bilan de </text:span><text:span text:style-name="T4">cours</text:span></text:p>
          </table:table-cell>
        </table:table-row>
        <table:table-row table:style-name="TableLine94612581484640">
          <table:table-cell table:style-name="Table1.A2" office:value-type="string">
            <text:p text:style-name="P9">S’entraîner :</text:p>
            <text:p text:style-name="P1"><text:span text:style-name="T1">□ </text:span><text:span text:style-name="T4">faire les exercices :</text:span></text:p>
          </table:table-cell>
        </table:table-row>
        <table:table-row table:style-name="TableLine94612733905648">
          <table:table-cell table:style-name="Table1.A5" office:value-type="string">
            <text:p text:style-name="P9">Approfondir :</text:p>
            <text:p text:style-name="P1"><text:span text:style-name="T1">□ </text:span><text:span text:style-name="T4">: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Line94612717107232">
          <table:table-cell table:style-name="Table2.A1" office:value-type="string">
            <text:p text:style-name="P7"><text:span text:style-name="T10">Préparer l’évaluation </text:span>:</text:p>
          </table:table-cell>
        </table:table-row>
        <table:table-row table:style-name="TableLine94612717107232">
          <table:table-cell table:style-name="Table2.A2" office:value-type="string">
            <text:p text:style-name="P29"><text:span text:style-name="T2">□ </text:span><text:span text:style-name="T6">: Apprendre le cours</text:span></text:p>
            <text:p text:style-name="P29"><text:span text:style-name="T2">□ </text:span><text:span text:style-name="T6">: </text:span><text:span text:style-name="T7">Faire l'évaluation blanche</text:span></text:p>
            <text:p text:style-name="P30"><text:span text:style-name="T3">□ </text:span><text:span text:style-name="T7">: </text:span><text:span text:style-name="T8">Revoir les exercices</text:span>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 table:style-name="TableLine94612698550928">
          <table:table-cell table:style-name="Table3.A1" office:value-type="string">
            <text:p text:style-name="P8"><text:span text:style-name="T11">Ce que je dois savoir</text:span></text:p>
          </table:table-cell>
          <table:table-cell table:style-name="Table3.B1" office:value-type="string">
            <text:p text:style-name="P8"><text:span text:style-name="T11">Ce que je dois savoir </text:span><text:span text:style-name="T12">faire</text:span></text:p>
          </table:table-cell>
        </table:table-row>
        <table:table-row table:style-name="TableLine94612698550928">
          <table:table-cell table:style-name="Table3.A2" office:value-type="string">
            <text:p text:style-name="P24"><text:span text:style-name="T1">□ </text:span><text:span text:style-name="T4">:</text:span></text:p>
          </table:table-cell>
          <table:table-cell table:style-name="Table3.B2" office:value-type="string">
            <text:p text:style-name="P24"><text:span text:style-name="T1">□ </text:span><text:span text:style-name="T4">:</text:span></text:p>
          </table:table-cell>
        </table:table-row>
      </table:table>
      <text:p text:style-name="P21"/>
      <text:p text:style-name="P21"/>
      <text:p text:style-name="P21"/>
      <text:p text:style-name="P22"/>
      <text:p text:style-name="P23"/>
      <table:table table:name="Table4" table:style-name="Table4">
        <table:table-column table:style-name="Table4.A"/>
        <table:table-row table:style-name="TableLine94612705278432">
          <table:table-cell table:style-name="Table4.A1" office:value-type="string">
            <text:p text:style-name="P20">Chapitre : <text:s/>La formation de notre système solaire</text:p>
          </table:table-cell>
        </table:table-row>
        <table:table-row table:style-name="TableLine94612705278432">
          <table:table-cell table:style-name="Table4.A2" office:value-type="string">
            <text:p text:style-name="P14">Découvrir :</text:p>
            <text:p text:style-name="P25"><text:span text:style-name="T1">□ </text:span><text:span text:style-name="T4">Activité 1 : <text:s/>De quoi est composé notre système solaire ?</text:span></text:p>
            <text:p text:style-name="P25"><text:span text:style-name="T1">□ </text:span><text:span text:style-name="T4">Activité 2 : Comment s'est formé notre système solaire ?</text:span></text:p>
          </table:table-cell>
        </table:table-row>
        <table:table-row table:style-name="TableLine94612721916720">
          <table:table-cell table:style-name="Table4.A2" office:value-type="string">
            <text:p text:style-name="P10">Comprendre et mémoriser :</text:p>
            <text:p text:style-name="P25"><text:span text:style-name="T1">□ </text:span><text:span text:style-name="T4">Recopier le </text:span><text:span text:style-name="T5">bilan de </text:span><text:span text:style-name="T4">cours </text:span></text:p>
          </table:table-cell>
        </table:table-row>
        <table:table-row table:style-name="TableLine94612770208336">
          <table:table-cell table:style-name="Table4.A2" office:value-type="string">
            <text:p text:style-name="P10">S’entraîner :</text:p>
            <text:p text:style-name="P25"><text:span text:style-name="T1">□ </text:span><text:span text:style-name="T4">faire les exercices :</text:span></text:p>
          </table:table-cell>
        </table:table-row>
        <table:table-row table:style-name="TableLine94612735115584">
          <table:table-cell table:style-name="Table4.A5" office:value-type="string">
            <text:p text:style-name="P10">Approfondir :</text:p>
            <text:p text:style-name="P25"><text:span text:style-name="T1">□ </text:span><text:span text:style-name="T4">:</text:span></text:p>
          </table:table-cell>
        </table:table-row>
      </table:table>
      <text:p text:style-name="P4"/>
      <text:p text:style-name="P5"/>
      <table:table table:name="Table5" table:style-name="Table5">
        <table:table-column table:style-name="Table5.A"/>
        <table:table-row table:style-name="TableLine94612680733696">
          <table:table-cell table:style-name="Table5.A1" office:value-type="string">
            <text:p text:style-name="P18">Chapitr<text:span text:style-name="T13">e : Mouvements dans notre système solaire </text:span></text:p>
          </table:table-cell>
        </table:table-row>
        <table:table-row table:style-name="TableLine94612680733696">
          <table:table-cell table:style-name="Table5.A2" office:value-type="string">
            <text:p text:style-name="P15">Découvrir :</text:p>
            <text:p text:style-name="P27"><text:span text:style-name="T1">□ </text:span><text:span text:style-name="T4">Activité 1 : Description d’un mouvement.</text:span></text:p>
            <text:p text:style-name="P31"><text:span text:style-name="T1">□ </text:span><text:span text:style-name="T4">Activité 2 : Quelle est la planète la plus rapide ?</text:span></text:p>
            <text:p text:style-name="P31"><text:span text:style-name="T1">□ </text:span><text:span text:style-name="T4">Activité </text:span><text:span text:style-name="T9">3</text:span><text:span text:style-name="T4"> : Relativité du mouvement ?</text:span></text:p>
          </table:table-cell>
        </table:table-row>
        <table:table-row table:style-name="TableLine94612716814800">
          <table:table-cell table:style-name="Table5.A2" office:value-type="string">
            <text:p text:style-name="P11">Comprendre et mémoriser :</text:p>
            <text:p text:style-name="P27"><text:span text:style-name="T1">□ </text:span><text:span text:style-name="T4">Recopier le </text:span><text:span text:style-name="T5">bilan de </text:span><text:span text:style-name="T4">cours</text:span></text:p>
          </table:table-cell>
        </table:table-row>
        <table:table-row table:style-name="TableLine94612701219296">
          <table:table-cell table:style-name="Table5.A2" office:value-type="string">
            <text:p text:style-name="P11">S’entraîner :</text:p>
            <text:p text:style-name="P27"><text:span text:style-name="T1">□ </text:span><text:span text:style-name="T4">faire les exercices :</text:span></text:p>
          </table:table-cell>
        </table:table-row>
        <table:table-row table:style-name="TableLine94612690049136">
          <table:table-cell table:style-name="Table5.A5" office:value-type="string">
            <text:p text:style-name="P11">Approfondir :</text:p>
            <text:p text:style-name="P27"><text:span text:style-name="T1">□ </text:span><text:span text:style-name="T4">:</text:span></text:p>
          </table:table-cell>
        </table:table-row>
      </table:table>
      <text:p text:style-name="P5"/>
      <text:p text:style-name="P5"><text:soft-page-break/></text:p>
      <text:p text:style-name="P5"/>
      <text:p text:style-name="P6"/>
      <table:table table:name="Table6" table:style-name="Table6">
        <table:table-column table:style-name="Table6.A"/>
        <table:table-row table:style-name="TableLine94612698253376">
          <table:table-cell table:style-name="Table6.A1" office:value-type="string">
            <text:p text:style-name="P19">Chapitre : Que voit-on et qu’entend t-on dans l’espace ? </text:p>
          </table:table-cell>
        </table:table-row>
        <table:table-row table:style-name="TableLine94612698253376">
          <table:table-cell table:style-name="Table6.A2" office:value-type="string">
            <text:p text:style-name="P16">Découvrir :</text:p>
            <text:p text:style-name="P28"><text:span text:style-name="T1">□ </text:span><text:span text:style-name="T4">Activité 1 :</text:span></text:p>
            <text:p text:style-name="P28"><text:span text:style-name="T1">□ </text:span><text:span text:style-name="T4">Activité 2 :</text:span></text:p>
          </table:table-cell>
        </table:table-row>
        <table:table-row table:style-name="TableLine94612697678064">
          <table:table-cell table:style-name="Table6.A2" office:value-type="string">
            <text:p text:style-name="P12">Comprendre et mémoriser :</text:p>
            <text:p text:style-name="P28"><text:span text:style-name="T1">□ </text:span><text:span text:style-name="T4">Recopier le </text:span><text:span text:style-name="T5">bilan de </text:span><text:span text:style-name="T4">cours</text:span></text:p>
          </table:table-cell>
        </table:table-row>
        <table:table-row table:style-name="TableLine94612689997872">
          <table:table-cell table:style-name="Table6.A2" office:value-type="string">
            <text:p text:style-name="P12">S’entraîner :</text:p>
            <text:p text:style-name="P28"><text:span text:style-name="T1">□ </text:span><text:span text:style-name="T4">faire les exercices :</text:span></text:p>
          </table:table-cell>
        </table:table-row>
        <table:table-row table:style-name="TableLine94612715514608">
          <table:table-cell table:style-name="Table6.A5" office:value-type="string">
            <text:p text:style-name="P12">Approfondir :</text:p>
            <text:p text:style-name="P28"><text:span text:style-name="T1">□ </text:span><text:span text:style-name="T4">: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6M51S</meta:editing-duration>
    <meta:editing-cycles>30</meta:editing-cycles>
    <meta:generator>LibreOffice/7.0.4.2$Linux_X86_64 LibreOffice_project/00$Build-2</meta:generator>
    <meta:creation-date>2021-05-23T18:27:32.721894973</meta:creation-date>
    <meta:initial-creator>J Cercy</meta:initial-creator>
    <dc:date>2021-05-23T19:45:17.241256833</dc:date>
    <dc:creator>J Cercy</dc:creator>
    <meta:document-statistic meta:table-count="6" meta:image-count="0" meta:object-count="0" meta:page-count="3" meta:paragraph-count="49" meta:word-count="218" meta:character-count="1092" meta:non-whitespace-character-count="917"/>
    <meta:template xlink:type="simple" xlink:actuate="onRequest" xlink:title="activite_type" xlink:href="../../../../../../../../.config/libreoffice/4/user/template/activite_type.ott" meta:date="2021-05-23T18:27:31.237186617"/>
  </office:meta>
</office:document-meta>
</file>